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style:tab-stops>
          <style:tab-stop style:position="0.5in"/>
        </style:tab-stops>
      </style:paragraph-properties>
    </style:style>
    <style:style style:name="P6" style:family="paragraph" style:parent-style-name="Body_20_Text">
      <style:paragraph-properties>
        <style:tab-stops>
          <style:tab-stop style:position="0.5in"/>
        </style:tab-stops>
      </style:paragraph-properties>
      <style:text-properties officeooo:paragraph-rsid="001304b1"/>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81dc8"/>
    </style:style>
    <style:style style:name="P11" style:family="paragraph" style:parent-style-name="Body_20_Text">
      <style:text-properties officeooo:paragraph-rsid="0009c523"/>
    </style:style>
    <style:style style:name="P12" style:family="paragraph" style:parent-style-name="Body_20_Text">
      <style:text-properties officeooo:paragraph-rsid="000b8231"/>
    </style:style>
    <style:style style:name="P13" style:family="paragraph" style:parent-style-name="Body_20_Text">
      <style:text-properties officeooo:paragraph-rsid="000d8218"/>
    </style:style>
    <style:style style:name="P14" style:family="paragraph" style:parent-style-name="Body_20_Text">
      <style:text-properties officeooo:paragraph-rsid="000ec3fc"/>
    </style:style>
    <style:style style:name="P15" style:family="paragraph" style:parent-style-name="Body_20_Text">
      <style:text-properties officeooo:paragraph-rsid="00103409"/>
    </style:style>
    <style:style style:name="P16" style:family="paragraph" style:parent-style-name="Body_20_Text">
      <style:text-properties officeooo:paragraph-rsid="001119c9"/>
    </style:style>
    <style:style style:name="P17" style:family="paragraph" style:parent-style-name="Body_20_Text">
      <style:text-properties fo:font-weight="normal" officeooo:paragraph-rsid="00130fbe" style:font-weight-asian="normal" style:font-weight-complex="normal"/>
    </style:style>
    <style:style style:name="P18" style:family="paragraph" style:parent-style-name="Normal">
      <style:paragraph-properties fo:margin-top="0in" fo:margin-bottom="0in" style:contextual-spacing="false"/>
    </style:style>
    <style:style style:name="P19"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3"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4" style:family="paragraph" style:parent-style-name="Normal">
      <style:text-properties fo:font-size="10pt" style:font-size-asian="10pt" style:font-name-complex="Times New Roman" style:font-size-complex="10pt"/>
    </style:style>
    <style:style style:name="P25" style:family="paragraph" style:parent-style-name="Command">
      <style:paragraph-properties fo:margin-left="0.5in" fo:margin-right="0in" fo:text-indent="0in" style:auto-text-indent="false">
        <style:tab-stops/>
      </style:paragraph-properties>
    </style:style>
    <style:style style:name="P26" style:family="paragraph" style:parent-style-name="File">
      <style:paragraph-properties fo:text-align="center" style:justify-single-word="false"/>
    </style:style>
    <style:style style:name="P27" style:family="paragraph" style:parent-style-name="File">
      <style:text-properties officeooo:paragraph-rsid="000c05c1"/>
    </style:style>
    <style:style style:name="P28" style:family="paragraph" style:parent-style-name="Text_20_body">
      <style:text-properties officeooo:paragraph-rsid="000594dc"/>
    </style:style>
    <style:style style:name="P29" style:family="paragraph" style:parent-style-name="Text_20_body">
      <style:text-properties officeooo:paragraph-rsid="001304b1"/>
    </style:style>
    <style:style style:name="P30" style:family="paragraph" style:parent-style-name="Text_20_body">
      <style:text-properties fo:font-weight="bold" style:font-weight-asian="bold" style:font-weight-complex="bold"/>
    </style:style>
    <style:style style:name="P31" style:family="paragraph" style:parent-style-name="Command">
      <style:text-properties officeooo:paragraph-rsid="0004eafc"/>
    </style:style>
    <style:style style:name="P32" style:family="paragraph" style:parent-style-name="Command">
      <style:text-properties officeooo:paragraph-rsid="001304b1"/>
    </style:style>
    <style:style style:name="P33" style:family="paragraph" style:parent-style-name="TOC_20_1">
      <style:paragraph-properties>
        <style:tab-stops>
          <style:tab-stop style:position="6.9252in" style:type="right" style:leader-style="dotted" style:leader-text="."/>
        </style:tab-stops>
      </style:paragraph-properties>
    </style:style>
    <style:style style:name="P34" style:family="paragraph" style:parent-style-name="TOC_20_2">
      <style:paragraph-properties>
        <style:tab-stops>
          <style:tab-stop style:position="6.7583in" style:type="right" style:leader-style="dotted" style:leader-text="."/>
        </style:tab-stops>
      </style:paragraph-properties>
    </style:style>
    <style:style style:name="P35" style:family="paragraph" style:parent-style-name="List" style:list-style-name="L1">
      <style:text-properties fo:font-weight="bold" officeooo:paragraph-rsid="001304b1" style:font-weight-asian="bold" style:font-weight-complex="bold"/>
    </style:style>
    <style:style style:name="P36" style:family="paragraph" style:parent-style-name="List" style:list-style-name="L1">
      <style:text-properties fo:font-weight="bold" officeooo:paragraph-rsid="00130fbe" style:font-weight-asian="bold" style:font-weight-complex="bold"/>
    </style:style>
    <style:style style:name="P37" style:family="paragraph" style:parent-style-name="List" style:list-style-name="L6">
      <style:text-properties fo:font-weight="bold" officeooo:paragraph-rsid="00103409" style:font-weight-asian="bold" style:font-weight-complex="bold"/>
    </style:style>
    <style:style style:name="P38" style:family="paragraph" style:parent-style-name="List" style:list-style-name="L6">
      <style:text-properties fo:font-weight="bold" officeooo:paragraph-rsid="001119c9" style:font-weight-asian="bold" style:font-weight-complex="bold"/>
    </style:style>
    <style:style style:name="P39" style:family="paragraph" style:parent-style-name="List" style:list-style-name="L2"/>
    <style:style style:name="P40" style:family="paragraph" style:parent-style-name="List" style:list-style-name="L4"/>
    <style:style style:name="P41" style:family="paragraph" style:parent-style-name="List" style:list-style-name="L5"/>
    <style:style style:name="P42" style:family="paragraph" style:parent-style-name="Normal" style:master-page-name="MP0">
      <style:paragraph-properties fo:margin-top="0.0402in" fo:margin-bottom="0.0402in" style:contextual-spacing="false" style:page-number="auto" fo:break-before="page"/>
    </style:style>
    <style:style style:name="P43" style:family="paragraph" style:parent-style-name="Body_20_Text" style:list-style-name="L3"/>
    <style:style style:name="P44" style:family="paragraph" style:parent-style-name="Heading_20_2">
      <style:text-properties officeooo:paragraph-rsid="00042c60"/>
    </style:style>
    <style:style style:name="P45" style:family="paragraph" style:parent-style-name="Text_20_body">
      <style:text-properties fo:font-weight="normal" officeooo:paragraph-rsid="00130fbe" style:font-weight-asian="normal" style:font-weight-complex="normal"/>
    </style:style>
    <style:style style:name="P46" style:family="paragraph" style:parent-style-name="Heading_20_1">
      <style:paragraph-properties>
        <style:tab-stops>
          <style:tab-stop style:position="0.5in"/>
        </style:tab-stops>
      </style:paragraph-properties>
    </style:style>
    <style:style style:name="P47" style:family="paragraph" style:parent-style-name="Heading_20_1" style:list-style-name="">
      <style:paragraph-properties fo:orphans="0" fo:widows="0" fo:hyphenation-ladder-count="no-limit">
        <style:tab-stops>
          <style:tab-stop style:position="-0.3in"/>
          <style:tab-stop style:position="0.2in"/>
        </style:tab-stops>
      </style:paragraph-properties>
      <style:text-properties officeooo:paragraph-rsid="00130fbe" fo:hyphenate="false"/>
    </style:style>
    <style:style style:name="P48" style:family="paragraph" style:parent-style-name="Heading_20_1">
      <style:text-properties fo:font-weight="bold" style:font-weight-asian="bold" style:font-weight-complex="bold"/>
    </style:style>
    <style:style style:name="P49" style:family="paragraph" style:parent-style-name="Heading_20_1">
      <style:paragraph-properties fo:margin-top="0in" fo:margin-bottom="0.1701in" style:contextual-spacing="false" fo:break-before="page"/>
    </style:style>
    <style:style style:name="P50"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51" style:family="paragraph" style:parent-style-name="Heading_20_1">
      <style:paragraph-properties fo:margin-top="0in" fo:margin-bottom="0in" style:contextual-spacing="false" fo:break-before="page"/>
    </style:style>
    <style:style style:name="P52" style:family="paragraph" style:parent-style-name="Heading_20_3">
      <style:text-properties officeooo:paragraph-rsid="000d8218"/>
    </style:style>
    <style:style style:name="P53" style:family="paragraph" style:parent-style-name="Heading_20_3">
      <style:text-properties officeooo:paragraph-rsid="000ec3fc"/>
    </style:style>
    <style:style style:name="P54" style:family="paragraph" style:parent-style-name="Heading_20_3">
      <style:text-properties officeooo:paragraph-rsid="00103409"/>
    </style:style>
    <style:style style:name="P55" style:family="paragraph" style:parent-style-name="Heading_20_3">
      <style:text-properties officeooo:paragraph-rsid="001119c9"/>
    </style:style>
    <style:style style:name="P56" style:family="paragraph" style:parent-style-name="Heading_20_3">
      <style:text-properties officeooo:paragraph-rsid="0007d6d6"/>
    </style:style>
    <style:style style:name="P57" style:family="paragraph" style:parent-style-name="Heading_20_3">
      <style:text-properties officeooo:paragraph-rsid="00081dc8"/>
    </style:style>
    <style:style style:name="P58" style:family="paragraph" style:parent-style-name="Heading_20_3">
      <style:text-properties officeooo:paragraph-rsid="0009c523"/>
    </style:style>
    <style:style style:name="P59" style:family="paragraph" style:parent-style-name="Heading_20_3">
      <style:text-properties officeooo:paragraph-rsid="000b8231"/>
    </style:style>
    <style:style style:name="P60" style:family="paragraph" style:parent-style-name="List_20_Number" style:list-style-name="L7"/>
    <style:style style:name="P61" style:family="paragraph" style:parent-style-name="List_20_Number" style:list-style-name="L7">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h text:style-name="P46" text:outline-level="1"><text:span text:style-name="Default_20_Paragraph_20_Font"><text:span text:style-name="T5"/></text:span></text:h>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link-start text:style-name="Index_20_Link"/>
              <text:index-entry-text/>
              <text:index-entry-link-end/>
              <text:index-entry-tab-stop style:type="right" style:leader-char="."/>
              <text:index-entry-page-number/>
            </text:table-of-content-entry-template>
            <text:table-of-content-entry-template text:outline-level="4" text:style-name="TOC_20_4">
              <text:index-entry-link-start text:style-name="Index_20_Link"/>
              <text:index-entry-text/>
              <text:index-entry-link-end/>
              <text:index-entry-tab-stop style:type="right" style:leader-char="."/>
              <text:index-entry-page-number/>
            </text:table-of-content-entry-template>
            <text:table-of-content-entry-template text:outline-level="5" text:style-name="TOC_20_5">
              <text:index-entry-link-start text:style-name="Index_20_Link"/>
              <text:index-entry-text/>
              <text:index-entry-link-end/>
              <text:index-entry-tab-stop style:type="right" style:leader-char="."/>
              <text:index-entry-page-number/>
            </text:table-of-content-entry-template>
            <text:table-of-content-entry-template text:outline-level="6" text:style-name="TOC_20_6">
              <text:index-entry-link-start text:style-name="Index_20_Link"/>
              <text:index-entry-text/>
              <text:index-entry-link-end/>
              <text:index-entry-tab-stop style:type="right" style:leader-char="."/>
              <text:index-entry-page-number/>
            </text:table-of-content-entry-template>
            <text:table-of-content-entry-template text:outline-level="7" text:style-name="TOC_20_7">
              <text:index-entry-link-start text:style-name="Index_20_Link"/>
              <text:index-entry-text/>
              <text:index-entry-link-end/>
              <text:index-entry-tab-stop style:type="right" style:leader-char="."/>
              <text:index-entry-page-number/>
            </text:table-of-content-entry-template>
            <text:table-of-content-entry-template text:outline-level="8" text:style-name="TOC_20_8">
              <text:index-entry-link-start text:style-name="Index_20_Link"/>
              <text:index-entry-text/>
              <text:index-entry-link-end/>
              <text:index-entry-tab-stop style:type="right" style:leader-char="."/>
              <text:index-entry-page-number/>
            </text:table-of-content-entry-template>
            <text:table-of-content-entry-template text:outline-level="9" text:style-name="TOC_20_9">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_TOC0_Head">
              <text:p text:style-name="Contents_20_Heading"><text:soft-page-break/>Table of Contents</text:p>
            </text:index-title>
            <text:p text:style-name="P33"><text:a xlink:type="simple" xlink:href="#__RefHeading__264_765549263" text:style-name="Index_20_Link" text:visited-style-name="Index_20_Link">Overview</text:a><text:tab/>3</text:p>
            <text:p text:style-name="P33"><text:a xlink:type="simple" xlink:href="#__RefHeading__2327_1750831525" text:style-name="Index_20_Link" text:visited-style-name="Index_20_Link">Examples</text:a><text:tab/>4</text:p>
            <text:p text:style-name="P33"><text:a xlink:type="simple" xlink:href="#__RefHeading__1633_671551702" text:style-name="Index_20_Link" text:visited-style-name="Index_20_Link">PLATO Quick Reference</text:a><text:tab/>5</text:p>
            <text:p text:style-name="P33"><text:a xlink:type="simple" xlink:href="#__RefHeading__270_765549263" text:style-name="Index_20_Link" text:visited-style-name="Index_20_Link">Installation</text:a><text:tab/>6</text:p>
            <text:p text:style-name="P34"><text:a xlink:type="simple" xlink:href="#__RefHeading__272_765549263" text:style-name="Index_20_Link" text:visited-style-name="Index_20_Link">Prerequisites</text:a><text:tab/>6</text:p>
            <text:p text:style-name="P34"><text:a xlink:type="simple" xlink:href="#__RefHeading__274_765549263" text:style-name="Index_20_Link" text:visited-style-name="Index_20_Link">Unpacking</text:a><text:tab/>6</text:p>
            <text:p text:style-name="P34"><text:a xlink:type="simple" xlink:href="#__RefHeading__276_765549263" text:style-name="Index_20_Link" text:visited-style-name="Index_20_Link">Configuration</text:a><text:tab/>6</text:p>
            <text:p text:style-name="P34"><text:a xlink:type="simple" xlink:href="#__RefHeading__278_765549263" text:style-name="Index_20_Link" text:visited-style-name="Index_20_Link">Compilation and Installation</text:a><text:tab/>6</text:p>
            <text:p text:style-name="P33"><text:a xlink:type="simple" xlink:href="#__RefHeading__2369_671551702" text:style-name="Index_20_Link" text:visited-style-name="Index_20_Link">Running PLATO</text:a><text:tab/>7</text:p>
            <text:p text:style-name="P34"><text:a xlink:type="simple" xlink:href="#__RefHeading__2083_1750831525" text:style-name="Index_20_Link" text:visited-style-name="Index_20_Link">Parallel Options</text:a><text:tab/>7</text:p>
            <text:p text:style-name="P34"><text:a xlink:type="simple" xlink:href="#__RefHeading__2371_671551702" text:style-name="Index_20_Link" text:visited-style-name="Index_20_Link">Special Options</text:a><text:tab/>7</text:p>
            <text:p text:style-name="P34"><text:a xlink:type="simple" xlink:href="#__RefHeading__2373_671551702" text:style-name="Index_20_Link" text:visited-style-name="Index_20_Link">Global Options</text:a><text:tab/>8</text:p>
            <text:p text:style-name="P33"><text:a xlink:type="simple" xlink:href="#__RefHeading__286_765549263" text:style-name="Index_20_Link" text:visited-style-name="Index_20_Link">Commands</text:a><text:tab/>9</text:p>
            <text:p text:style-name="P34"><text:a xlink:type="simple" xlink:href="#__RefHeading__1627_671551702" text:style-name="Index_20_Link" text:visited-style-name="Index_20_Link">batch</text:a><text:tab/>9</text:p>
            <text:p text:style-name="P34"><text:a xlink:type="simple" xlink:href="#__RefHeading__1629_671551702" text:style-name="Index_20_Link" text:visited-style-name="Index_20_Link">concordance</text:a><text:tab/>9</text:p>
            <text:p text:style-name="P34"><text:a xlink:type="simple" xlink:href="#__RefHeading__1665_671551702" text:style-name="Index_20_Link" text:visited-style-name="Index_20_Link">filter-maf</text:a><text:tab/>10</text:p>
            <text:p text:style-name="P34"><text:a xlink:type="simple" xlink:href="#__RefHeading__1667_671551702" text:style-name="Index_20_Link" text:visited-style-name="Index_20_Link">filter-marker-call</text:a><text:tab/>11</text:p>
            <text:p text:style-name="P34"><text:a xlink:type="simple" xlink:href="#__RefHeading__1669_671551702" text:style-name="Index_20_Link" text:visited-style-name="Index_20_Link">filter-sample-call</text:a><text:tab/>11</text:p>
            <text:p text:style-name="P34"><text:a xlink:type="simple" xlink:href="#__RefHeading__1671_671551702" text:style-name="Index_20_Link" text:visited-style-name="Index_20_Link">filter-trait-missing</text:a><text:tab/>11</text:p>
            <text:p text:style-name="P34"><text:a xlink:type="simple" xlink:href="#__RefHeading__1631_671551702" text:style-name="Index_20_Link" text:visited-style-name="Index_20_Link">linear</text:a><text:tab/>11</text:p>
            <text:p text:style-name="P34"><text:a xlink:type="simple" xlink:href="#__RefHeading__1596_671551702" text:style-name="Index_20_Link" text:visited-style-name="Index_20_Link">load-data</text:a><text:tab/>17</text:p>
            <text:p text:style-name="P34"><text:a xlink:type="simple" xlink:href="#__RefHeading__1673_671551702" text:style-name="Index_20_Link" text:visited-style-name="Index_20_Link">load-trait</text:a><text:tab/>23</text:p>
            <text:p text:style-name="P34"><text:a xlink:type="simple" xlink:href="#__RefHeading__1594_671551702" text:style-name="Index_20_Link" text:visited-style-name="Index_20_Link">logistic</text:a><text:tab/>24</text:p>
            <text:p text:style-name="P34"><text:a xlink:type="simple" xlink:href="#__RefHeading__1675_671551702" text:style-name="Index_20_Link" text:visited-style-name="Index_20_Link">output-beagle</text:a><text:tab/>25</text:p>
            <text:p text:style-name="P34"><text:a xlink:type="simple" xlink:href="#__RefHeading__1677_671551702" text:style-name="Index_20_Link" text:visited-style-name="Index_20_Link">output-bed</text:a><text:tab/>26</text:p>
            <text:p text:style-name="P34"><text:a xlink:type="simple" xlink:href="#__RefHeading__1679_671551702" text:style-name="Index_20_Link" text:visited-style-name="Index_20_Link">output-eigenstrat</text:a><text:tab/>26</text:p>
            <text:p text:style-name="P34"><text:a xlink:type="simple" xlink:href="#__RefHeading__1681_671551702" text:style-name="Index_20_Link" text:visited-style-name="Index_20_Link">output-ped</text:a><text:tab/>27</text:p>
            <text:p text:style-name="P34"><text:a xlink:type="simple" xlink:href="#__RefHeading__1683_671551702" text:style-name="Index_20_Link" text:visited-style-name="Index_20_Link">output-tped</text:a><text:tab/>27</text:p>
            <text:p text:style-name="P34"><text:a xlink:type="simple" xlink:href="#__RefHeading__1685_671551702" text:style-name="Index_20_Link" text:visited-style-name="Index_20_Link">recode-alleles</text:a><text:tab/>28</text:p>
          </text:index-body>
        </text:table-of-content>
      </text:section>
      <text:section text:style-name="Sect1" text:name="Sect2">
        <text:h text:style-name="P47" text:outline-level="1"/>
        <text:h text:style-name="P50" text:outline-level="1"><text:bookmark-start text:name="__RefHeading__264_765549263"/>Overview<text:bookmark-end text:name="__RefHeading__264_765549263"/></text:h>
        <text:p text:style-name="P5">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5">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32">$ plato [General Options] \</text:p>
        <text:p text:style-name="P32"><text:s text:c="8"/>command1 [command1 options] \</text:p>
        <text:p text:style-name="P32"><text:s text:c="8"/>command2 [command2 options] ...</text:p>
        <text:p text:style-name="P6">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6">When documenting the options for each command, we will use the following convention:</text:p>
        <text:p text:style-name="P30"><text:tab/>--&lt;option&gt; [-&lt;short name&gt;] &lt;argument type&gt; (=&lt;default value&gt;)</text:p>
        <text:p text:style-name="P29">Here, the option is the option name, with the short name given if it exists. <text:s/>If the option takes an argument, the type of the argument will be provided, with the type being one of the following:</text:p>
        <text:list xml:id="list2022000057875261269" text:style-name="L1">
          <text:list-item>
            <text:p text:style-name="P35">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35">int<text:line-break/><text:span text:style-name="T13">An integer value. <text:s/>In most cases, the integer must be non-negative; if negative integers are allowed for this parameter, it will be explicitly stated in the option description.</text:span></text:p>
          </text:list-item>
          <text:list-item>
            <text:p text:style-name="P36">float<text:span text:style-name="T13"><text:line-break/>A floating-point (decimal) number. <text:s/>In most cases, only non-negative entries make sense, but PLATO does not enforce this restriction.</text:span></text:p>
          </text:list-item>
          <text:list-item>
            <text:p text:style-name="P36">enum<text:line-break/><text:span text:style-name="T13">A string value with a very limited set of valid inputs. <text:s/>When this argument is seen, the description of the option will describle all valid inputs for this parameter.</text:span></text:p>
          </text:list-item>
        </text:list>
        <text:p text:style-name="P45">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48" text:outline-level="1"><text:bookmark-start text:name="__RefHeading__2327_1750831525"/><text:soft-page-break/>Examples<text:bookmark-end text:name="__RefHeading__2327_1750831525"/></text:h>
        <text:p text:style-name="P17">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text:p>
        <text:h text:style-name="P49" text:outline-level="1"><text:bookmark-start text:name="__RefHeading__1633_671551702"/>PLATO Quick Reference<text:bookmark-end text:name="__RefHeading__1633_671551702"/></text:h>
        <text:p text:style-name="P18"><text:span text:style-name="Default_20_Paragraph_20_Font"><text:span text:style-name="T6">General Options:</text:span></text:span></text:p>
        <text:p text:style-name="P20"><text:span text:style-name="Default_20_Paragraph_20_Font"><text:span text:style-name="T7"><text:bookmark-ref text:reference-format="text" text:ref-name="__RefHeading__2371_671551702">Special Options</text:bookmark-ref></text:span></text:span></text:p>
        <text:p text:style-name="P21"><text:tab/>-h [ --help ]<text:tab/>Display help message</text:p>
        <text:p text:style-name="P21"><text:tab/>-L [ --list-command ]<text:tab/>List all available PLATO commands</text:p>
        <text:p text:style-name="P21"><text:tab/>-C [ --help-command ] cmd<text:tab/>Display help for the given command</text:p>
        <text:p text:style-name="P21"><text:tab/>-v [ --version ]<text:tab/>Display version</text:p>
        <text:p text:style-name="P21"/>
        <text:p text:style-name="P20"><text:span text:style-name="Default_20_Paragraph_20_Font"><text:span text:style-name="T7"><text:bookmark-ref text:reference-format="text" text:ref-name="__RefHeading__2373_671551702">Global Options</text:bookmark-ref></text:span></text:span></text:p>
        <text:p text:style-name="P20"><text:span text:style-name="Default_20_Paragraph_20_Font"><text:span text:style-name="T6"><text:tab/>-f [ --logfile ] arg (=plato.log)</text:span></text:span><text:span text:style-name="Default_20_Paragraph_20_Font"><text:span text:style-name="T6"><text:tab/>Name of the log file </text:span></text:span></text:p>
        <text:p text:style-name="P20"><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1"><text:tab/>--extra-chroms (=X,Y,XY,M-MT)<text:tab/>Comma-separated list of extra chromosomes; dashes indicate aliases</text:p>
        <text:p text:style-name="P19"/>
        <text:p text:style-name="P18"><text:span text:style-name="Default_20_Paragraph_20_Font"><text:span text:style-name="T6">Available Commands:</text:span></text:span></text:p>
        <text:p text:style-name="P20"><text:span text:style-name="Default_20_Paragraph_20_Font"><text:span text:style-name="T8">Data Loading</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20"/>
        <text:p text:style-name="P20"><text:span text:style-name="Default_20_Paragraph_20_Font"><text:span text:style-name="T8">Data Output</text:span></text:span><text:span text:style-name="Default_20_Paragraph_20_Font"><text:span text:style-name="T9"> </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20"/>
        <text:p text:style-name="P22">Filtering</text:p>
        <text:p text:style-name="P20"><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85_671551702">recode-alleles</text:bookmark-ref></text:span></text:span><text:span text:style-name="Default_20_Paragraph_20_Font"><text:span text:style-name="T9"><text:tab/>Set the referent allele for markers</text:span></text:span></text:p>
        <text:p text:style-name="P23"/>
        <text:p text:style-name="P22">Analysis</text:p>
        <text:p text:style-name="P20"><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4"/>
        <text:p text:style-name="P24"/>
        <text:h text:style-name="P51" text:outline-level="1"><text:bookmark-start text:name="__RefHeading__270_765549263"/>Installation<text:bookmark-end text:name="__RefHeading__270_765549263"/></text:h>
        <text:p text:style-name="P18">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8253463575486168775" text:style-name="L2">
          <text:list-item>
            <text:p text:style-name="P39">A modern C++ compiler.</text:p>
          </text:list-item>
          <text:list-item>
            <text:p text:style-name="P39">Boost Libraries for C++, version 1.42 or later (http://www.boost.org).</text:p>
          </text:list-item>
          <text:list-item>
            <text:p text:style-name="P39">Gnu Scientific Library (http://www.gnu.org/software/gsl/).</text:p>
          </text:list-item>
          <text:list-item>
            <text:p text:style-name="P39">(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5">$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44"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1">$ mpirun -n N plato ...</text:p>
        <text:p text:style-name="P28">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text:soft-page-break/>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text:soft-page-break/>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2273671387527952632" text:style-name="L3">
          <text:list-item>
            <text:p text:style-name="P43"><text:span text:style-name="Default_20_Paragraph_20_Font"><text:span text:style-name="T11">Sample mismatch</text:span></text:span><text:line-break/>A sample is in one dataset but not another</text:p>
          </text:list-item>
          <text:list-item>
            <text:p text:style-name="P43"><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43"><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text:p>
        <text:p text:style-name="P8"><text:span text:style-name="T11">NOTE:</text:span> This command is MPI-enabled.</text:p>
        <text:h text:style-name="Heading_20_3" text:outline-level="3">--models string</text:h>
        <text:p text:style-name="Body_20_Text">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File"># This is a comment, and ignored</text:p>
        <text:p text:style-name="File"># All models have 2 markers + a trait</text:p>
        <text:p text:style-name="File">rs122483<text:tab/>chr1:342864<text:tab/><text:tab/>BMI</text:p>
        <text:p text:style-name="File">chr2:86302<text:tab/>chr4:47290<text:tab/><text:tab/>LDL</text:p>
        <text:p text:style-name="File"># Note that order of the variables doesn't matter</text:p>
        <text:p text:style-name="File">LDL<text:tab/><text:tab/>rs347290<text:tab/><text:tab/>3:12386</text:p>
        <text:p text:style-name="P27"># Also, RSIDs are case insensitive and “chr” is optional for a chrom.</text:p>
        <text:p text:style-name="P27">Rs122483<text:tab/>BMI<text:tab/><text:tab/><text:tab/>4:47290</text:p>
        <text:p text:style-name="Body_20_Text">Note that this argument can be given multiple times, and if given, will override any automated model generation.</text:p>
        <text:h text:style-name="Heading_20_3" text:outline-level="3">--exclude-markers</text:h>
        <text:p text:style-name="Body_20_Text">If given, automatically generated models will not include markers. <text:s/>This is useful for an EWAS or an ExE analysis.</text:p>
        <text:h text:style-name="Heading_20_3" text:outline-level="3">--use-traits</text:h>
        <text:p text:style-name="Body_20_Text">If given, will include the traits not listed as covariates in the models to be generated.</text:p>
        <text:h text:style-name="Heading_20_3" text:outline-level="3">--pairwise</text:h>
        <text:p text:style-name="Body_20_Text">Generate exhaustive pairwise models.</text:p>
        <text:h text:style-name="Heading_20_3" text:outline-level="3">--incl-traits string</text:h>
        <text:p text:style-name="Body_20_Text">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Heading_20_3" text:outline-level="3">--excl-traits string</text:h>
        <text:p text:style-name="Body_20_Text">Gives a comma-separated list of traits to exclude from analysis when generating models. <text:s/>This argument may be given multiple times and supersedes “--incl-traits”.</text:p>
        <text:h text:style-name="Heading_20_3" text:outline-level="3"><text:soft-page-break/>--incl-markers string</text:h>
        <text:p text:style-name="Body_20_Text">Gives a comma-separated list of markers to include in the model generation. <text:s/>This argument may be given multiple times, and is especially helpful when used in conjunction with the “--one-sided” argument.</text:p>
        <text:h text:style-name="Heading_20_3" text:outline-level="3">--one-sided</text:h>
        <text:p text:style-name="Body_20_Text">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Heading_20_3" text:outline-level="3">Model Generation Summary</text:h>
        <text:p text:style-name="Body_20_Text">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Table_20_Heading">--exclude-markers</text:p>
              </table:table-cell>
              <table:table-cell table:style-name="Table1.A1" office:value-type="string">
                <text:p text:style-name="Table_20_Heading">--use-traits</text:p>
              </table:table-cell>
              <table:table-cell table:style-name="Table1.A1" office:value-type="string">
                <text:p text:style-name="Table_20_Heading">--pairwise</text:p>
              </table:table-cell>
              <table:table-cell table:style-name="Table1.A1" office:value-type="string">
                <text:p text:style-name="Table_20_Heading">--one-sided</text:p>
              </table:table-cell>
              <table:table-cell table:style-name="Table1.E1" office:value-type="string">
                <text:p text:style-name="Table_20_Heading">Analysis</text:p>
              </table:table-cell>
            </table:table-row>
          </table:table-header-rows>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E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E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E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Table_20_Contents">Error</text:p>
            </table:table-cell>
          </table:table-row>
          <table:table-row table:style-name="Table1.2">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E2" office:value-type="string">
              <text:p text:style-name="Table_20_Contents">Error</text:p>
            </table:table-cell>
          </table:table-row>
        </table:table>
        <text:p text:style-name="Body_20_Text">The remaining commands deal primarily with the running or reporting of regression results, and are independent of the models that are generat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52" text:outline-level="3"><text:soft-page-break/>--const-covariates string</text:h>
        <text:p text:style-name="P13">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231185907688449131" text:style-name="L4">
          <text:list-item>
            <text:p text:style-name="P40"><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40"><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40"><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40"><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40"><text:span text:style-name="Default_20_Paragraph_20_Font"><text:span text:style-name="T11">Weighted</text:span></text:span><text:span text:style-name="Default_20_Paragraph_20_Font"><text:span text:style-name="T11"><text:line-break/></text:span></text:span>This encoding is a hybrid between the traditional encodings and the codominant encoding. <text:s/>For each marker, the result from a univariate model (with appropriate covariates) is used to determine an encoding from marker state to the set {0, x, 1}, where 0&lt;=x&lt;=1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text:soft-page-break/>--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5469476447644296327" text:style-name="L5">
          <text:list-item>
            <text:p text:style-name="P41">Outcome name (if not using the default phenotypic status).</text:p>
          </text:list-item>
          <text:list-item>
            <text:p text:style-name="P41">IDs for the variables of interest.</text:p>
          </text:list-item>
          <text:list-item>
            <text:p text:style-name="P41">For any markers, allele and frequency of the encoded allele, calculated for the individual model. <text:s/>Note that his value may be different for the same marker in different models because of different patterns of missingness.</text:p>
          </text:list-item>
          <text:list-item>
            <text:p text:style-name="P41">The number of missing samples for the model.</text:p>
          </text:list-item>
          <text:list-item>
            <text:p text:style-name="P41">Convergence status (if using the <text:bookmark-ref text:reference-format="text" text:ref-name="__RefHeading__1594_671551702">logistic</text:bookmark-ref> command)</text:p>
          </text:list-item>
          <text:list-item>
            <text:p text:style-name="P41">The coefficient, standard error and p-value for each variable. <text:s/>If testing interactions, the coefficients will be displayed for both the reduced model (main effects only) and the full model (main effects + interaction terms).</text:p>
          </text:list-item>
          <text:list-item>
            <text:p text:style-name="P41">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41">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ext:soft-page-break/>--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P52" text:outline-level="3">Permutation Overview</text:h>
        <text:p text:style-name="P1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52" text:outline-level="3">--permutations int (=0)</text:h>
        <text:p text:style-name="P1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53" text:outline-level="3">--permu-seed int</text:h>
        <text:p text:style-name="P14">This argument allows for repeatability of results by specifying the initial seed for the random number generator used to initialize the permutations. <text:s/>If no seed is given, one will be generated at random and reported to the user.</text:p>
        <text:h text:style-name="P53" text:outline-level="3">--permu-thresh float (=0.05)</text:h>
        <text:p text:style-name="P14">PLATO will print detailed permutation results for all permuted models whose p-value falls below this threshold. <text:s/>Be aware that increasing this threshold can dramatically increase the storage requirements.</text:p>
        <text:h text:style-name="P54" text:outline-level="3">--permu-detail-fn string (=permutation-detail.txt)</text:h>
        <text:p text:style-name="P15">This is the name of the file that PLATO will print the detailed permutation output to. <text:s/>To disable this output, set this argument equal to the empty string (“”).</text:p>
        <text:h text:style-name="P54" text:outline-level="3"><text:soft-page-break/>--permu-pval-fn string (=permutation-pval.txt)</text:h>
        <text:p text:style-name="P15">PLATO will print all p-values of all permuted models in this file, one per line. <text:s/>The p-values printed will be sorted, with the following “special” p-values as flags with the following interpretation:</text:p>
        <text:list xml:id="list7523413950264127776" text:style-name="L6">
          <text:list-item>
            <text:p text:style-name="P37">2<text:span text:style-name="T13">: Calculation of the permuted model failed</text:span></text:p>
          </text:list-item>
          <text:list-item>
            <text:p text:style-name="P38">3<text:span text:style-name="T13">: Could not run permuted model (typically, too many missing values)</text:span></text:p>
          </text:list-item>
        </text:list>
        <text:h text:style-name="P55" text:outline-level="3">--permu-run-full</text:h>
        <text:p text:style-name="P16">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2717111629961551208" text:style-name="L7">
          <text:list-item>
            <text:p text:style-name="P60">PLINK files (ped/map)</text:p>
          </text:list-item>
          <text:list-item>
            <text:p text:style-name="P60">Binary PLINK files (bed/bim/fam)</text:p>
          </text:list-item>
          <text:list-item>
            <text:p text:style-name="P60">Transposed PLINK files (tped/tfam)</text:p>
          </text:list-item>
          <text:list-item>
            <text:p text:style-name="P60">Long-format PLINK files (lgen/map/fam)</text:p>
          </text:list-item>
          <text:list-item>
            <text:p text:style-name="P60">Beagle files</text:p>
          </text:list-item>
          <text:list-item>
            <text:p text:style-name="P61">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text:soft-page-break/>--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text:soft-page-break/>--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text:soft-page-break/>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text:soft-page-break/>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56"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56" text:outline-level="3">--no-filter-marker</text:h>
        <text:p text:style-name="P9">By default, PLATO will not load any marker that has a FILTER annotation other than “PASS” or “.”. <text:s/>By setting the option, PLATO will load all markers without regard to the filter status.</text:p>
        <text:h text:style-name="P56" text:outline-level="3">--no-filter-geno</text:h>
        <text:p text:style-name="P9">By default, PLATO will set any genotype that has a “FT” annotation other than “PASS” to missing. <text:s/>Including this option will cuase PLATO to load all genotype calls without regard to genotype filter annotation status.</text:p>
        <text:h text:style-name="P56" text:outline-level="3">--vcf-phased</text:h>
        <text:p text:style-name="P9">Setting this option tells PLATO that the data in the VCF file is phased. <text:s/>Note that PLATO will warn the user if the phasing in the VCF file is inconsistent with the options provided.</text:p>
        <text:h text:style-name="P56"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P56" text:outline-level="3"><text:soft-page-break/>Pre-Filtering Options</text:h>
        <text:p text:style-name="P9">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57" text:outline-level="3">--chrom string</text:h>
        <text:p text:style-name="P10">This argument gives a comma-separated list of chromosomes to load data for. <text:s/>If not given, PLATO will load data for all chromosomes.</text:p>
        <text:h text:style-name="P57" text:outline-level="3">--bp-window srting</text:h>
        <text:p text:style-name="P10">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57" text:outline-level="3">--incl-marker string</text:h>
        <text:p text:style-name="P10">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57" text:outline-level="3">--excl-marker string</text:h>
        <text:p text:style-name="P10">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57" text:outline-level="3">--incl-marker-fn string</text:h>
        <text:p text:style-name="P10">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57" text:outline-level="3">--excl-marker-fn string</text:h>
        <text:p text:style-name="P10">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57" text:outline-level="3"><text:soft-page-break/>--incl-sample string</text:h>
        <text:p text:style-name="P10">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58" text:outline-level="3">--excl-sample string</text:h>
        <text:p text:style-name="P11">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6">...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6">... (Additional lines truncated) ...</text:p>
        <text:h text:style-name="P59" text:outline-level="3">--input-map</text:h>
        <text:p text:style-name="P12">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59" text:outline-level="3">--map3</text:h>
        <text:p text:style-name="P12">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59" text:outline-level="3"><text:soft-page-break/>--out string</text:h>
        <text:p text:style-name="P12">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59" text:outline-level="3">--output-map</text:h>
        <text:p text:style-name="P12">Prints the output above in extended map format. <text:s/>This may be useful as part of a pipeline including other too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5in" fo:margin-top="0in" fo:margin-bottom="0in" style:contextual-spacing="false"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11</meta:editing-cycles>
    <meta:editing-duration>PT4H1M18S</meta:editing-duration>
    <dc:date>2014-08-14T11:24:54</dc:date>
    <dc:creator>JOHN WALLACE</dc:creator>
    <meta:document-statistic meta:table-count="1" meta:image-count="0" meta:object-count="0" meta:page-count="29" meta:paragraph-count="549" meta:word-count="8928" meta:character-count="54423" meta:non-whitespace-character-count="45983"/>
  </office:meta>
</office:document-meta>
</file>